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gradient" draw:fill-gradient-name="Gradient_20_9" draw:textarea-horizontal-align="justify" draw:textarea-vertical-align="middle" draw:auto-grow-height="false" fo:min-height="4.195cm" fo:min-width="5.85cm"/>
    </style:style>
    <style:style style:name="gr2" style:family="graphic" style:parent-style-name="standard">
      <style:graphic-properties svg:stroke-color="#000000" draw:fill="hatch" draw:fill-color="#b2b2b2" draw:fill-hatch-name="Red_20_90_20_Degrees_20_Crossed_20_3" draw:fill-hatch-solid="false" draw:textarea-horizontal-align="justify" draw:textarea-vertical-align="middle" draw:auto-grow-height="false" fo:min-height="4.195cm" fo:min-width="5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  <style:paragraph-properties style:writing-mode="lr-tb"/>
    </style:style>
    <style:style style:name="gr6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4.195cm" fo:min-width="5.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6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4.195cm" fo:min-width="5.85cm"/>
    </style:style>
    <style:style style:name="gr10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4.195cm" fo:min-width="5.85cm"/>
    </style:style>
    <style:style style:name="gr11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4.195cm" fo:min-width="5.85cm"/>
    </style:style>
    <style:style style:name="gr12" style:family="graphic" style:parent-style-name="standard">
      <style:graphic-properties svg:stroke-color="#000000" draw:fill="solid" draw:fill-color="#8e86ae" draw:textarea-horizontal-align="justify" draw:textarea-vertical-align="middle" draw:auto-grow-height="false" fo:min-height="4.195cm" fo:min-width="5.85cm"/>
    </style:style>
    <style:style style:name="gr13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195cm" fo:min-width="5.85cm"/>
    </style:style>
    <style:style style:name="gr14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4.195cm" fo:min-width="5.85cm"/>
    </style:style>
    <style:style style:name="gr15" style:family="graphic" style:parent-style-name="standard">
      <style:graphic-properties draw:fill="gradient" draw:fill-gradient-name="Gradient_20_2" draw:textarea-horizontal-align="justify" draw:textarea-vertical-align="middle" draw:auto-grow-height="false" fo:min-height="4.195cm" fo:min-width="5.85cm"/>
    </style:style>
    <style:style style:name="gr16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4.195cm" fo:min-width="5.8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gr17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195cm" fo:min-width="5.85cm"/>
    </style:style>
    <style:style style:name="gr18" style:family="graphic" style:parent-style-name="standard">
      <style:graphic-properties draw:stroke="dash" draw:stroke-dash="Long_20_Dot" svg:stroke-width="0.081cm" svg:stroke-color="#81aca6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Long_20_Dot" svg:stroke-width="0.081cm" svg:stroke-color="#729fcf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Long_20_Dot" svg:stroke-width="0.081cm" svg:stroke-color="#8e86ae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Long_20_Dot" svg:stroke-width="0.081cm" svg:stroke-color="#ff6d6d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Long_20_Dot" svg:stroke-width="0.081cm" svg:stroke-color="#ff972f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23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864cm" fo:min-width="8.991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gradient-name="Gradient_20_9"/>
      <style:paragraph-properties fo:text-align="center"/>
    </style:style>
    <style:style style:name="P2" style:family="paragraph">
      <loext:graphic-properties draw:fill="hatch" draw:fill-color="#b2b2b2" draw:fill-hatch-name="Red_20_90_20_Degrees_20_Crossed_20_3" draw:fill-hatch-solid="fals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Mono1"/>
    </style:style>
    <style:style style:name="P4" style:family="paragraph">
      <loext:graphic-properties draw:fill="solid" draw:fill-color="#ff972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gradient" draw:fill-gradient-name="Gradient_20_8"/>
      <style:paragraph-properties fo:text-align="center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loext:graphic-properties draw:fill="gradient" draw:fill-gradient-name="Gradient_20_7"/>
      <style:paragraph-properties fo:text-align="center"/>
    </style:style>
    <style:style style:name="P9" style:family="paragraph">
      <loext:graphic-properties draw:fill="solid" draw:fill-color="#8e86ae"/>
      <style:paragraph-properties fo:text-align="center"/>
    </style:style>
    <style:style style:name="P10" style:family="paragraph">
      <loext:graphic-properties draw:fill="gradient" draw:fill-gradient-name="Gradient_20_6"/>
      <style:paragraph-properties fo:text-align="center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gradient" draw:fill-gradient-name="Gradient_20_2"/>
      <style:paragraph-properties fo:text-align="center"/>
    </style:style>
    <style:style style:name="P13" style:family="paragraph">
      <loext:graphic-properties draw:fill="gradient" draw:fill-gradient-name="Gradient_20_5"/>
      <style:paragraph-properties fo:text-align="center"/>
    </style:style>
    <style:style style:name="P14" style:family="paragraph">
      <loext:graphic-properties draw:fill="solid" draw:fill-color="#81aca6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Mono1" fo:font-size="15pt" style:font-size-asian="15pt" style:font-size-complex="15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color="#1e6a39" loext:opacity="100%" style:font-name="Liberation Sans2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1e6a39" loext:opacity="100%" style:font-name="Liberation Sans2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Mono1"/>
    </style:style>
    <style:style style:name="T2" style:family="text">
      <style:text-properties style:font-name="Mono1" fo:font-size="15pt" style:font-size-asian="15pt" style:font-size-complex="15pt"/>
    </style:style>
    <style:style style:name="T3" style:family="text">
      <style:text-properties fo:color="#1e6a39" loext:opacity="100%" style:font-name="Liberation Sans2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7" draw:text-style-name="P3" draw:layer="layout" svg:width="9.265cm" svg:height="0.988cm" svg:x="18.896cm" svg:y="7.882cm">
          <draw:text-box>
            <text:p><text:span text:style-name="T1">compute_connectome_1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7" draw:text-style-name="P3" draw:layer="layout" svg:width="9.265cm" svg:height="0.988cm" svg:x="18.897cm" svg:y="7.882cm">
          <draw:text-box>
            <text:p><text:span text:style-name="T1">compute_connectome_1.h5</text:span></text:p>
          </draw:text-box>
        </draw:frame>
        <draw:frame draw:style-name="gr7" draw:text-style-name="P3" draw:layer="layout" svg:width="9.265cm" svg:height="0.988cm" svg:x="18.898cm" svg:y="2.982cm">
          <draw:text-box>
            <text:p><text:span text:style-name="T1">compute_connectome_2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6.35cm" svg:height="4.445cm" svg:x="0.7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0.7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.3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3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2.0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9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28cm" svg:y="5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12.44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0.6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2.1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19.58cm" svg:y="3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19.555cm" svg:y="8.0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37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9.265cm" svg:height="0.988cm" svg:x="18.851cm" svg:y="1.905cm">
          <draw:text-box>
            <text:p><text:span text:style-name="T2">compute_connectome_{0-4}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35cm" svg:height="4.445cm" svg:x="0.7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0.7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.375cm" svg:y="6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37cm" svg:y="6.8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2.0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.9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6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3.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28cm" svg:y="5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12.44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0.91cm" svg:y="12.4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2.1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0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9.265cm" svg:height="0.988cm" svg:x="18.85cm" svg:y="13.005cm">
          <draw:text-box>
            <text:p><text:span text:style-name="T2">compute_connectome_{0-4}.h5</text:span></text:p>
          </draw:text-box>
        </draw:frame>
        <draw:ellipse draw:style-name="gr18" draw:text-style-name="P16" draw:layer="layout" svg:width="17.445cm" svg:height="10.69cm" svg:x="6.15cm" svg:y="0.635cm" draw:kind="arc" draw:start-angle="31.4" draw:end-angle="169.61">
          <text:p/>
        </draw:ellipse>
        <draw:ellipse draw:style-name="gr19" draw:text-style-name="P16" draw:layer="layout" svg:width="19.685cm" svg:height="11.864cm" draw:transform="rotate (-3.14159265358979) translate (24.765cm 15.675cm)" draw:kind="arc" draw:start-angle="4.44" draw:end-angle="153.3">
          <text:p/>
        </draw:ellipse>
        <draw:custom-shape draw:style-name="gr16" draw:text-style-name="P13" draw:layer="layout" svg:width="6.35cm" svg:height="4.445cm" svg:x="19.58cm" svg:y="3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8.325cm" svg:y1="10.495cm" svg:x2="9.525cm" svg:y2="10.495cm">
          <text:p/>
        </draw:line>
        <draw:line draw:style-name="gr20" draw:text-style-name="P17" draw:layer="layout" svg:x1="9.525cm" svg:y1="10.495cm" svg:x2="12.445cm" svg:y2="3.175cm">
          <text:p/>
        </draw:line>
        <draw:line draw:style-name="gr21" draw:text-style-name="P17" draw:layer="layout" svg:x1="7.725cm" svg:y1="11.095cm" svg:x2="10.195cm" svg:y2="11.095cm">
          <text:p/>
        </draw:line>
        <draw:line draw:style-name="gr21" draw:text-style-name="P17" draw:layer="layout" svg:x1="10.195cm" svg:y1="11.095cm" svg:x2="12.445cm" svg:y2="8.255cm">
          <text:p/>
        </draw:line>
        <draw:line draw:style-name="gr22" draw:text-style-name="P17" draw:layer="layout" svg:x1="7.125cm" svg:y1="11.795cm" svg:x2="12.445cm" svg:y2="13.335cm">
          <text:p/>
        </draw:line>
        <draw:custom-shape draw:style-name="gr13" draw:text-style-name="P10" draw:layer="layout" svg:width="6.35cm" svg:height="4.445cm" svg:x="19.555cm" svg:y="8.0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37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3.745cm" svg:height="1.195cm" svg:x="20.907cm" svg:y="1.252cm">
          <draw:text-box>
            <text:p text:style-name="P18"><text:span text:style-name="T3">Payload</text:span></text:p>
          </draw:text-box>
        </draw:frame>
        <draw:frame draw:style-name="gr23" draw:text-style-name="P19" draw:layer="layout" svg:width="4.591cm" svg:height="1.195cm" svg:x="2.908cm" svg:y="1.252cm">
          <draw:text-box>
            <text:p text:style-name="P18"><text:span text:style-name="T3">Reference</text:span></text:p>
          </draw:text-box>
        </draw:frame>
        <draw:custom-shape draw:style-name="gr24" draw:text-style-name="P17" draw:layer="layout" svg:width="9.525cm" svg:height="11.148cm" svg:x="0.435cm" svg:y="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10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7" draw:text-style-name="P3" draw:layer="layout" svg:width="9.265cm" svg:height="0.988cm" svg:x="18.896cm" svg:y="1.982cm">
          <draw:text-box>
            <text:p><text:span text:style-name="T1">compute_connectome_4.h5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999999" draw:end-color="#ffffff" draw:start-intensity="100%" draw:end-intensity="100%" draw:angle="30deg" draw:border="0%"/>
    <draw:gradient draw:name="Gradient_20_5" draw:display-name="Gradient 5" draw:style="linear" draw:start-color="#81aca6" draw:end-color="#ffffff" draw:start-intensity="100%" draw:end-intensity="100%" draw:angle="30deg" draw:border="0%"/>
    <draw:gradient draw:name="Gradient_20_6" draw:display-name="Gradient 6" draw:style="linear" draw:start-color="#729fcf" draw:end-color="#ffffff" draw:start-intensity="100%" draw:end-intensity="100%" draw:angle="30deg" draw:border="0%"/>
    <draw:gradient draw:name="Gradient_20_7" draw:display-name="Gradient 7" draw:style="linear" draw:start-color="#8e86ae" draw:end-color="#ffffff" draw:start-intensity="100%" draw:end-intensity="100%" draw:angle="30deg" draw:border="0%"/>
    <draw:gradient draw:name="Gradient_20_8" draw:display-name="Gradient 8" draw:style="linear" draw:start-color="#d62e4e" draw:end-color="#ffffff" draw:start-intensity="100%" draw:end-intensity="100%" draw:angle="30deg" draw:border="0%"/>
    <draw:gradient draw:name="Gradient_20_9" draw:display-name="Gradient 9" draw:style="linear" draw:start-color="#ff972f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180_20_Degrees_20_Crossed" draw:display-name="Black 180 Degrees Crossed" draw:style="double" draw:color="#000000" draw:distance="0.102cm" draw:rotation="1800"/>
    <draw:hatch draw:name="Red_20_90_20_Degrees_20_Crossed_20_3" draw:display-name="Red 90 Degrees Crossed 3" draw:style="double" draw:color="#000000" draw:distance="0.914cm" draw:rotation="90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hatch" draw:fill-color="#729fcf" draw:fill-hatch-name="Black_20_180_20_Degrees_20_Crossed" draw:fill-hatch-soli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0" draw:fill-image-name="Bitmap_20_1" draw:shadow="hidden" draw:shadow-offset-x="0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16:54:11.306660285</meta:creation-date>
    <dc:date>2023-02-16T14:02:20.009406420</dc:date>
    <meta:editing-duration>PT2H12S</meta:editing-duration>
    <meta:editing-cycles>26</meta:editing-cycles>
    <meta:generator>LibreOffice/7.3.7.2$Linux_X86_64 LibreOffice_project/30$Build-2</meta:generator>
    <meta:document-statistic meta:object-count="213"/>
  </office:meta>
</office:document-meta>
</file>